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4" calcext:value-type="float">
            <text:p>1594</text:p>
          </table:table-cell>
          <table:table-cell table:style-name="ce7" table:formula="of:=COUNTIF([.B7:.B999998];&quot;X&quot;)" office:value-type="float" office:value="1395" calcext:value-type="float">
            <text:p>1395</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05" calcext:value-type="float">
            <text:p>17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3" table:number-rows-repeated="104697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4">00/00/0000</text:date>, <text:time style:data-style-name="N2" text:time-value="21:42:33.5781659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4T21:43:56.428410916</dc:date>
    <meta:editing-duration>P1DT16H47M29S</meta:editing-duration>
    <meta:editing-cycles>1594</meta:editing-cycles>
    <meta:document-statistic meta:table-count="1" meta:cell-count="9638" meta:object-count="0"/>
  </office:meta>
</office:document-meta>
</file>